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Quarterback</text:p>
          </table:table-cell>
          <table:table-cell table:style-name="ce1" office:value-type="string" calcext:value-type="string">
            <text:p>Wins</text:p>
          </table:table-cell>
          <table:table-cell table:style-name="ce1" office:value-type="string" calcext:value-type="string">
            <text:p>Losses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Teams</text:p>
          </table:table-cell>
          <table:table-cell table:style-name="ce1" office:value-type="string" calcext:value-type="string">
            <text:p>Championship</text:p>
            <text:p>Season(s)</text:p>
          </table:table-cell>
          <table:table-cell table:style-name="ce1" office:value-type="string" calcext:value-type="string">
            <text:p>Ref</text:p>
          </table:table-cell>
        </table:table-row>
        <table:table-row table:style-name="ro1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3" office:value-type="string" calcext:value-type="string" table:number-columns-spanned="1" table:number-rows-spanned="2">
            <text:p><text:a xlink:href="https://en.wikipedia.org/wiki/Tom_Brady" xlink:type="simple">Tom Brady</text:a></text:p>
          </table:table-cell>
          <table:table-cell office:value-type="float" office:value="35" calcext:value-type="float" table:number-columns-spanned="1" table:number-rows-spanned="2">
            <text:p>35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0.745" calcext:value-type="float" table:number-columns-spanned="1" table:number-rows-spanned="2">
            <text:p>0.745</text:p>
          </table:table-cell>
          <table:table-cell office:value-type="string" calcext:value-type="string">
            <text:p>Patriots** (30–11)</text:p>
          </table:table-cell>
          <table:table-cell table:style-name="ce2" office:value-type="string" calcext:value-type="string">
            <text:p>2001, 2003, 2004, 2014, 2016, 2018</text:p>
          </table:table-cell>
          <table:table-cell office:value-type="string" calcext:value-type="string" table:number-columns-spanned="1" table:number-rows-spanned="2">
            <text:p><text:a xlink:href="https://en.wikipedia.org/wiki/List_of_National_Football_League_quarterback_playoff_records#cite_note-2" xlink:type="simple">[2]</text:a></text:p>
          </table:table-cell>
        </table:table-row>
        <table:table-row table:style-name="ro2">
          <table:covered-table-cell/>
          <table:covered-table-cell table:number-columns-repeated="4" table:style-name="Default"/>
          <table:table-cell office:value-type="string" calcext:value-type="string">
            <text:p>Buccaneers** (5–1)</text:p>
          </table:table-cell>
          <table:table-cell table:style-name="ce2" office:value-type="float" office:value="2020" calcext:value-type="float">
            <text:p>2020</text:p>
          </table:table-cell>
          <table:covered-table-cell table:style-name="Default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<text:a xlink:href="https://en.wikipedia.org/wiki/Joe_Montana" xlink:type="simple">Joe Montana</text:a>†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49ers** (14–5)Chiefs (2–2)</text:p>
          </table:table-cell>
          <table:table-cell table:style-name="ce2" office:value-type="string" calcext:value-type="string">
            <text:p>1981, 1984, 1988, 1989</text:p>
          </table:table-cell>
          <table:table-cell office:value-type="string" calcext:value-type="string">
            <text:p><text:a xlink:href="https://en.wikipedia.org/wiki/List_of_National_Football_League_quarterback_playoff_records#cite_note-3" xlink:type="simple">[3]</text:a>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<text:a xlink:href="https://en.wikipedia.org/wiki/Terry_Bradshaw" xlink:type="simple">Terry Bradshaw</text:a>†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Steelers**</text:p>
          </table:table-cell>
          <table:table-cell table:style-name="ce2" office:value-type="string" calcext:value-type="string">
            <text:p>1974, 1975, 1978, 1979</text:p>
          </table:table-cell>
          <table:table-cell office:value-type="string" calcext:value-type="string">
            <text:p><text:a xlink:href="https://en.wikipedia.org/wiki/List_of_National_Football_League_quarterback_playoff_records#cite_note-4" xlink:type="simple">[4]</text:a>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<text:a xlink:href="https://en.wikipedia.org/wiki/John_Elway" xlink:type="simple">John Elway</text:a>†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Broncos**</text:p>
          </table:table-cell>
          <table:table-cell table:style-name="ce2" office:value-type="string" calcext:value-type="string">
            <text:p>1997, 1998</text:p>
          </table:table-cell>
          <table:table-cell office:value-type="string" calcext:value-type="string">
            <text:p><text:a xlink:href="https://en.wikipedia.org/wiki/List_of_National_Football_League_quarterback_playoff_records#cite_note-5" xlink:type="simple">[5]</text:a></text:p>
          </table:table-cell>
        </table:table-row>
        <table:table-row table:style-name="ro3">
          <table:table-cell table:style-name="ce2" office:value-type="float" office:value="5" calcext:value-type="float" table:number-columns-spanned="1" table:number-rows-spanned="2">
            <text:p>5</text:p>
          </table:table-cell>
          <table:table-cell office:value-type="string" calcext:value-type="string" table:number-columns-spanned="1" table:number-rows-spanned="2">
            <text:p><text:a xlink:href="https://en.wikipedia.org/wiki/Peyton_Manning" xlink:type="simple">Peyton Manning</text:a>†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0.519" calcext:value-type="float" table:number-columns-spanned="1" table:number-rows-spanned="2">
            <text:p>0.519</text:p>
          </table:table-cell>
          <table:table-cell office:value-type="string" calcext:value-type="string">
            <text:p>Colts^ (9–10)</text:p>
          </table:table-cell>
          <table:table-cell table:style-name="ce2" office:value-type="float" office:value="2006" calcext:value-type="float">
            <text:p>2006</text:p>
          </table:table-cell>
          <table:table-cell office:value-type="string" calcext:value-type="string" table:number-columns-spanned="1" table:number-rows-spanned="2">
            <text:p><text:a xlink:href="https://en.wikipedia.org/wiki/List_of_National_Football_League_quarterback_playoff_records#cite_note-6" xlink:type="simple">[6]</text:a></text:p>
          </table:table-cell>
        </table:table-row>
        <table:table-row table:style-name="ro2">
          <table:covered-table-cell/>
          <table:covered-table-cell table:number-columns-repeated="4" table:style-name="Default"/>
          <table:table-cell office:value-type="string" calcext:value-type="string">
            <text:p>Broncos^ (5–3)</text:p>
          </table:table-cell>
          <table:table-cell table:style-name="ce2" office:value-type="float" office:value="2015" calcext:value-type="float">
            <text:p>2015</text:p>
          </table:table-cell>
          <table:covered-table-cell table:style-name="Default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<text:a xlink:href="https://en.wikipedia.org/wiki/Ben_Roethlisberger" xlink:type="simple">Ben Roethlisberger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Steelers**</text:p>
          </table:table-cell>
          <table:table-cell table:style-name="ce2" office:value-type="string" calcext:value-type="string">
            <text:p>2005, 2008</text:p>
          </table:table-cell>
          <table:table-cell office:value-type="string" calcext:value-type="string">
            <text:p><text:a xlink:href="https://en.wikipedia.org/wiki/List_of_National_Football_League_quarterback_playoff_records#cite_note-7" xlink:type="simple">[7]</text:a>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<text:a xlink:href="https://en.wikipedia.org/wiki/Brett_Favre" xlink:type="simple">Brett Favre</text:a>†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Packers ^ (12–10)Vikings (1–1)</text:p>
          </table:table-cell>
          <table:table-cell table:style-name="ce2" office:value-type="float" office:value="1996" calcext:value-type="float">
            <text:p>1996</text:p>
          </table:table-cell>
          <table:table-cell office:value-type="string" calcext:value-type="string">
            <text:p><text:a xlink:href="https://en.wikipedia.org/wiki/List_of_National_Football_League_quarterback_playoff_records#cite_note-8" xlink:type="simple">[8]</text:a>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<text:a xlink:href="https://en.wikipedia.org/wiki/Troy_Aikman" xlink:type="simple">Troy Aikman</text:a>†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Cowboys**</text:p>
          </table:table-cell>
          <table:table-cell table:style-name="ce2" office:value-type="string" calcext:value-type="string">
            <text:p>1992, 1993, 1995</text:p>
          </table:table-cell>
          <table:table-cell office:value-type="string" calcext:value-type="string">
            <text:p><text:a xlink:href="https://en.wikipedia.org/wiki/List_of_National_Football_League_quarterback_playoff_records#cite_note-9" xlink:type="simple">[9]</text:a>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<text:a xlink:href="https://en.wikipedia.org/wiki/Roger_Staubach" xlink:type="simple">Roger Staubach</text:a>†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Cowboys**</text:p>
          </table:table-cell>
          <table:table-cell table:style-name="ce2" office:value-type="string" calcext:value-type="string">
            <text:p>1971, 1977</text:p>
          </table:table-cell>
          <table:table-cell table:style-name="ce4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<text:a xlink:href="https://en.wikipedia.org/wiki/Aaron_Rodgers" xlink:type="simple">Aaron Rodgers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524" calcext:value-type="float">
            <text:p>0.524</text:p>
          </table:table-cell>
          <table:table-cell office:value-type="string" calcext:value-type="string">
            <text:p>Packers ^</text:p>
          </table:table-cell>
          <table:table-cell table:style-name="ce2" office:value-type="float" office:value="2010" calcext:value-type="float">
            <text:p>2010</text:p>
          </table:table-cell>
          <table:table-cell office:value-type="string" calcext:value-type="string">
            <text:p><text:a xlink:href="https://en.wikipedia.org/wiki/List_of_National_Football_League_quarterback_playoff_records#cite_note-10" xlink:type="simple">[10]</text:a>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<text:a xlink:href="https://en.wikipedia.org/wiki/Joe_Flacco" xlink:type="simple">Joe Flacco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Ravens ^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<text:a xlink:href="https://en.wikipedia.org/wiki/List_of_National_Football_League_quarterback_playoff_records#cite_note-11" xlink:type="simple">[11]</text:a>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<text:a xlink:href="https://en.wikipedia.org/wiki/Bart_Starr" xlink:type="simple">Bart Starr</text:a>†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ackers**</text:p>
          </table:table-cell>
          <table:table-cell table:style-name="ce2" office:value-type="string" calcext:value-type="string">
            <text:p>1961, 1962, 1965, 1966, 1967</text:p>
          </table:table-cell>
          <table:table-cell office:value-type="string" calcext:value-type="string">
            <text:p><text:a xlink:href="https://en.wikipedia.org/wiki/List_of_National_Football_League_quarterback_playoff_records#cite_note-12" xlink:type="simple">[12]</text:a>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<text:a xlink:href="https://en.wikipedia.org/wiki/Kurt_Warner" xlink:type="simple">Kurt Warner</text:a>†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692" calcext:value-type="float">
            <text:p>0.692</text:p>
          </table:table-cell>
          <table:table-cell office:value-type="string" calcext:value-type="string">
            <text:p>Rams ^ (5–2)Cardinals (4–2)</text:p>
          </table:table-cell>
          <table:table-cell table:style-name="ce2" office:value-type="float" office:value="1999" calcext:value-type="float">
            <text:p>1999</text:p>
          </table:table-cell>
          <table:table-cell office:value-type="string" calcext:value-type="string">
            <text:p><text:a xlink:href="https://en.wikipedia.org/wiki/List_of_National_Football_League_quarterback_playoff_records#cite_note-13" xlink:type="simple">[13]</text:a></text:p>
          </table:table-cell>
        </table:table-row>
        <table:table-row table:style-name="ro3">
          <table:table-cell table:style-name="ce2" office:value-type="float" office:value="14" calcext:value-type="float" table:number-columns-spanned="1" table:number-rows-spanned="2">
            <text:p>14</text:p>
          </table:table-cell>
          <table:table-cell table:style-name="ce3" office:value-type="string" calcext:value-type="string">
            <text:p><text:a xlink:href="https://en.wikipedia.org/wiki/Russell_Wilson" xlink:type="simple">Russell Wilson</text:a>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Seahawks ^</text:p>
          </table:table-cell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<text:a xlink:href="https://en.wikipedia.org/wiki/List_of_National_Football_League_quarterback_playoff_records#cite_note-14" xlink:type="simple">[14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Donovan_McNabb" xlink:type="simple">Donovan McNabb</text:a>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15" xlink:type="simple">[15]</text:a></text:p>
          </table:table-cell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<text:a xlink:href="https://en.wikipedia.org/wiki/Jim_Kelly" xlink:type="simple">Jim Kelly</text:a>†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Bills</text:p>
          </table:table-cell>
          <table:table-cell/>
          <table:table-cell table:style-name="ce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<text:a xlink:href="https://en.wikipedia.org/wiki/Drew_Brees" xlink:type="simple">Drew Brees</text:a>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hargers (0–1)Saints ^ (9–8)</text:p>
          </table:table-cell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<text:a xlink:href="https://en.wikipedia.org/wiki/List_of_National_Football_League_quarterback_playoff_records#cite_note-16" xlink:type="simple">[16]</text:a>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<text:a xlink:href="https://en.wikipedia.org/wiki/Jim_Plunkett" xlink:type="simple">Jim Plunkett</text:a>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aiders**</text:p>
          </table:table-cell>
          <table:table-cell table:style-name="ce2" office:value-type="string" calcext:value-type="string">
            <text:p>1980, 1983</text:p>
          </table:table-cell>
          <table:table-cell office:value-type="string" calcext:value-type="string">
            <text:p><text:a xlink:href="https://en.wikipedia.org/wiki/List_of_National_Football_League_quarterback_playoff_records#cite_note-17" xlink:type="simple">[17]</text:a>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<text:a xlink:href="https://en.wikipedia.org/wiki/Patrick_Mahomes" xlink:type="simple">Patrick Mahomes</text:a>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Chiefs ^</text:p>
          </table:table-cell>
          <table:table-cell table:style-name="ce2" office:value-type="float" office:value="2019" calcext:value-type="float">
            <text:p>2019</text:p>
          </table:table-cell>
          <table:table-cell office:value-type="string" calcext:value-type="string">
            <text:p><text:a xlink:href="https://en.wikipedia.org/wiki/List_of_National_Football_League_quarterback_playoff_records#cite_note-18" xlink:type="simple">[18]</text:a>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<text:a xlink:href="https://en.wikipedia.org/wiki/Eli_Manning" xlink:type="simple">Eli Manning</text:a>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Giants**</text:p>
          </table:table-cell>
          <table:table-cell table:style-name="ce2" office:value-type="string" calcext:value-type="string">
            <text:p>2007, 2011</text:p>
          </table:table-cell>
          <table:table-cell office:value-type="string" calcext:value-type="string">
            <text:p><text:a xlink:href="https://en.wikipedia.org/wiki/List_of_National_Football_League_quarterback_playoff_records#cite_note-19" xlink:type="simple">[19]</text:a></text:p>
          </table:table-cell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<text:a xlink:href="https://en.wikipedia.org/wiki/Steve_Young" xlink:type="simple">Steve Young</text:a>†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571" calcext:value-type="float">
            <text:p>0.571</text:p>
          </table:table-cell>
          <table:table-cell office:value-type="string" calcext:value-type="string">
            <text:p>49ers ^</text:p>
          </table:table-cell>
          <table:table-cell table:style-name="ce2" office:value-type="float" office:value="1994" calcext:value-type="float">
            <text:p>1994</text:p>
          </table:table-cell>
          <table:table-cell office:value-type="string" calcext:value-type="string">
            <text:p><text:a xlink:href="https://en.wikipedia.org/wiki/List_of_National_Football_League_quarterback_playoff_records#cite_note-20" xlink:type="simple">[20]</text:a>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<text:a xlink:href="https://en.wikipedia.org/wiki/Dan_Marino" xlink:type="simple">Dan Marino</text:a>†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Dolphi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21" xlink:type="simple">[21]</text:a>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<text:a xlink:href="https://en.wikipedia.org/wiki/Ken_Stabler" xlink:type="simple">Ken Stabler</text:a>†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83" calcext:value-type="float">
            <text:p>0.583</text:p>
          </table:table-cell>
          <table:table-cell office:value-type="string" calcext:value-type="string">
            <text:p>Raiders ^ (7–4)Oilers (0–1)</text:p>
          </table:table-cell>
          <table:table-cell table:style-name="ce2" office:value-type="float" office:value="1976" calcext:value-type="float">
            <text:p>1976</text:p>
          </table:table-cell>
          <table:table-cell office:value-type="string" calcext:value-type="string">
            <text:p><text:a xlink:href="https://en.wikipedia.org/wiki/List_of_National_Football_League_quarterback_playoff_records#cite_note-22" xlink:type="simple">[22]</text:a></text:p>
          </table:table-cell>
        </table:table-row>
        <table:table-row table:style-name="ro2">
          <table:table-cell table:style-name="ce2" office:value-type="float" office:value="24" calcext:value-type="float" table:number-columns-spanned="1" table:number-rows-spanned="2">
            <text:p>24</text:p>
          </table:table-cell>
          <table:table-cell office:value-type="string" calcext:value-type="string">
            <text:p><text:a xlink:href="https://en.wikipedia.org/wiki/Johnny_Unitas" xlink:type="simple">Johnny Unitas</text:a>†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lts**</text:p>
          </table:table-cell>
          <table:table-cell table:style-name="ce2" office:value-type="string" calcext:value-type="string">
            <text:p>1958, 1959, 1970</text:p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Joe_Theismann" xlink:type="simple">Joe Theismann</text:a>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dskins ^</text:p>
          </table:table-cell>
          <table:table-cell table:style-name="ce2" office:value-type="float" office:value="1982" calcext:value-type="float">
            <text:p>1982</text:p>
          </table:table-cell>
          <table:table-cell office:value-type="string" calcext:value-type="string">
            <text:p><text:a xlink:href="https://en.wikipedia.org/wiki/List_of_National_Football_League_quarterback_playoff_records#cite_note-23" xlink:type="simple">[23]</text:a></text:p>
          </table:table-cell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<text:a xlink:href="https://en.wikipedia.org/wiki/Phil_Simms" xlink:type="simple">Phil Simms</text:a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Giants ^</text:p>
          </table:table-cell>
          <table:table-cell table:style-name="ce2" office:value-type="float" office:value="1986" calcext:value-type="float">
            <text:p>1986</text:p>
          </table:table-cell>
          <table:table-cell table:style-name="ce4"/>
        </table:table-row>
        <table:table-row table:style-name="ro3">
          <table:table-cell table:style-name="ce2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<text:a xlink:href="https://en.wikipedia.org/wiki/Bob_Griese" xlink:type="simple">Bob Griese</text:a>†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Dolphins**</text:p>
          </table:table-cell>
          <table:table-cell table:style-name="ce2" office:value-type="string" calcext:value-type="string">
            <text:p>1972, 1973</text:p>
          </table:table-cell>
          <table:table-cell office:value-type="string" calcext:value-type="string">
            <text:p><text:a xlink:href="https://en.wikipedia.org/wiki/List_of_National_Football_League_quarterback_playoff_records#cite_note-24" xlink:type="simple">[24]</text:a></text:p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Fran_Tarkenton" xlink:type="simple">Fran Tarkenton</text:a>†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25" xlink:type="simple">[25]</text:a></text:p>
          </table:table-cell>
        </table:table-row>
        <table:table-row table:style-name="ro2">
          <table:table-cell table:style-name="ce2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<text:a xlink:href="https://en.wikipedia.org/wiki/Sid_Luckman" xlink:type="simple">Sid Luckman</text:a>*†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Bears**</text:p>
          </table:table-cell>
          <table:table-cell table:style-name="ce2" office:value-type="string" calcext:value-type="string">
            <text:p>1940, 1941, 1943, 1946</text:p>
          </table:table-cell>
          <table:table-cell office:value-type="string" calcext:value-type="string">
            <text:p><text:a xlink:href="https://en.wikipedia.org/wiki/List_of_National_Football_League_quarterback_playoff_records#cite_note-26" xlink:type="simple">[26]</text:a></text:p>
          </table:table-cell>
        </table:table-row>
        <table:table-row table:style-name="ro1">
          <table:covered-table-cell/>
          <table:table-cell office:value-type="string" calcext:value-type="string">
            <text:p><text:a xlink:href="https://en.wikipedia.org/wiki/Trent_Dilfer" xlink:type="simple">Trent Dilfer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Buccaneers (1–1)Ravens ^ (4–0)</text:p>
          </table:table-cell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<text:a xlink:href="https://en.wikipedia.org/wiki/List_of_National_Football_League_quarterback_playoff_records#cite_note-27" xlink:type="simple">[27]</text:a></text:p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<text:a xlink:href="https://en.wikipedia.org/wiki/Mark_Rypien" xlink:type="simple">Mark Rypien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Redskins ^</text:p>
          </table:table-cell>
          <table:table-cell table:style-name="ce2" office:value-type="float" office:value="1991" calcext:value-type="float">
            <text:p>1991</text:p>
          </table:table-cell>
          <table:table-cell office:value-type="string" calcext:value-type="string">
            <text:p><text:a xlink:href="https://en.wikipedia.org/wiki/List_of_National_Football_League_quarterback_playoff_records#cite_note-28" xlink:type="simple">[28]</text:a></text:p>
          </table:table-cell>
        </table:table-row>
        <table:table-row table:style-name="ro2">
          <table:table-cell table:style-name="ce2" office:value-type="float" office:value="32" calcext:value-type="float" table:number-columns-spanned="1" table:number-rows-spanned="2">
            <text:p>32</text:p>
          </table:table-cell>
          <table:table-cell office:value-type="string" calcext:value-type="string">
            <text:p><text:a xlink:href="https://en.wikipedia.org/wiki/Len_Dawson" xlink:type="simple">Len Dawson</text:a>†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Dallas Texans / Chiefs**</text:p>
          </table:table-cell>
          <table:table-cell table:style-name="ce2" office:value-type="string" calcext:value-type="string">
            <text:p>AFL 1962, 1966, 1969</text:p>
          </table:table-cell>
          <table:table-cell office:value-type="string" calcext:value-type="string">
            <text:p><text:a xlink:href="https://en.wikipedia.org/wiki/List_of_National_Football_League_quarterback_playoff_records#cite_note-29" xlink:type="simple">[29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Jake_Delhomme" xlink:type="simple">Jake Delhomme</text:a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Panthers</text:p>
          </table:table-cell>
          <table:table-cell/>
          <table:table-cell table:style-name="ce4"/>
        </table:table-row>
        <table:table-row table:style-name="ro1">
          <table:table-cell table:style-name="ce2" office:value-type="float" office:value="34" calcext:value-type="float" table:number-columns-spanned="1" table:number-rows-spanned="4">
            <text:p>34</text:p>
          </table:table-cell>
          <table:table-cell office:value-type="string" calcext:value-type="string">
            <text:p><text:a xlink:href="https://en.wikipedia.org/wiki/Craig_Morton" xlink:type="simple">Craig Morton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wboys (3–2)</text:p>
            <text:p>Broncos (2–3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30" xlink:type="simple">[30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Danny_White" xlink:type="simple">Danny White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wboy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31" xlink:type="simple">[31]</text:a></text:p>
          </table:table-cell>
        </table:table-row>
        <table:table-row table:style-name="ro1">
          <table:covered-table-cell/>
          <table:table-cell office:value-type="string" calcext:value-type="string">
            <text:p><text:a xlink:href="https://en.wikipedia.org/wiki/Mark_Brunell" xlink:type="simple">Mark Brunell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Jaguars (4–4)</text:p>
            <text:p>Redskins (1–1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32" xlink:type="simple">[32]</text:a></text:p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Steve_McNair" xlink:type="simple">Steve McNair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itans (5–4)</text:p>
            <text:p>Ravens (0–1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33" xlink:type="simple">[33]</text:a></text:p>
          </table:table-cell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<text:a xlink:href="https://en.wikipedia.org/wiki/Matt_Hasselbeck" xlink:type="simple">Matt Hasselbeck</text:a>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Seahawk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34" xlink:type="simple">[34]</text:a>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<text:a xlink:href="https://en.wikipedia.org/wiki/Philip_Rivers" xlink:type="simple">Philip Rivers</text:a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Chargers (5–6)</text:p>
            <text:p>Colts (0–1)</text:p>
          </table:table-cell>
          <table:table-cell/>
          <table:table-cell table:style-name="ce4"/>
        </table:table-row>
        <table:table-row table:style-name="ro1">
          <table:table-cell table:style-name="ce2" office:value-type="float" office:value="40" calcext:value-type="float" table:number-columns-spanned="1" table:number-rows-spanned="2">
            <text:p>40</text:p>
          </table:table-cell>
          <table:table-cell office:value-type="string" calcext:value-type="string">
            <text:p><text:a xlink:href="https://en.wikipedia.org/wiki/Earl_Morrall" xlink:type="simple">Earl Morrall</text:a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olts ^ (2–1)Dolphins (2–0)</text:p>
          </table:table-cell>
          <table:table-cell table:style-name="ce2" office:value-type="float" office:value="1968" calcext:value-type="float">
            <text:p>1968</text:p>
          </table:table-cell>
          <table:table-cell office:value-type="string" calcext:value-type="string">
            <text:p><text:a xlink:href="https://en.wikipedia.org/wiki/List_of_National_Football_League_quarterback_playoff_records#cite_note-35" xlink:type="simple">[35]</text:a></text:p>
          </table:table-cell>
        </table:table-row>
        <table:table-row table:style-name="ro1">
          <table:covered-table-cell/>
          <table:table-cell office:value-type="string" calcext:value-type="string">
            <text:p><text:a xlink:href="https://en.wikipedia.org/wiki/Jeff_Hostetler" xlink:type="simple">Jeff Hostetler</text:a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Giants ^ (3–0)Raiders (1–1)</text:p>
          </table:table-cell>
          <table:table-cell table:style-name="ce2" office:value-type="float" office:value="1990" calcext:value-type="float">
            <text:p>1990</text:p>
          </table:table-cell>
          <table:table-cell office:value-type="string" calcext:value-type="string">
            <text:p><text:a xlink:href="https://en.wikipedia.org/wiki/List_of_National_Football_League_quarterback_playoff_records#cite_note-36" xlink:type="simple">[36]</text:a></text:p>
          </table:table-cell>
        </table:table-row>
        <table:table-row table:style-name="ro3">
          <table:table-cell table:style-name="ce2" office:value-type="float" office:value="42" calcext:value-type="float" table:number-columns-spanned="1" table:number-rows-spanned="4">
            <text:p>42</text:p>
          </table:table-cell>
          <table:table-cell office:value-type="string" calcext:value-type="string">
            <text:p><text:a xlink:href="https://en.wikipedia.org/wiki/Mark_Sanchez" xlink:type="simple">Mark Sanchez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Jet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Colin_Kaepernick" xlink:type="simple">Colin Kaepernick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49e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37" xlink:type="simple">[37]</text:a>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<text:a xlink:href="https://en.wikipedia.org/wiki/Nick_Foles" xlink:type="simple">Nick Foles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Eagles ^</text:p>
          </table:table-cell>
          <table:table-cell table:style-name="ce2" office:value-type="float" office:value="2017" calcext:value-type="float">
            <text:p>2017</text:p>
          </table:table-cell>
          <table:table-cell office:value-type="string" calcext:value-type="string">
            <text:p><text:a xlink:href="https://en.wikipedia.org/wiki/List_of_National_Football_League_quarterback_playoff_records#cite_note-38" xlink:type="simple">[38]</text:a>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<text:a xlink:href="https://en.wikipedia.org/wiki/Jimmy_Garoppolo" xlink:type="simple">Jimmy Garoppolo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49e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39" xlink:type="simple">[39]</text:a></text:p>
          </table:table-cell>
        </table:table-row>
        <table:table-row table:style-name="ro2">
          <table:table-cell table:style-name="ce2" office:value-type="float" office:value="46" calcext:value-type="float" table:number-columns-spanned="1" table:number-rows-spanned="5">
            <text:p>46</text:p>
          </table:table-cell>
          <table:table-cell office:value-type="string" calcext:value-type="string">
            <text:p><text:a xlink:href="https://en.wikipedia.org/wiki/Otto_Graham" xlink:type="simple">Otto Graham</text:a>†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71" calcext:value-type="float">
            <text:p>0.571</text:p>
          </table:table-cell>
          <table:table-cell office:value-type="string" calcext:value-type="string">
            <text:p>Browns**</text:p>
          </table:table-cell>
          <table:table-cell table:style-name="ce2" office:value-type="string" calcext:value-type="string">
            <text:p>1950, 1954, 1955</text:p>
          </table:table-cell>
          <table:table-cell table:style-name="ce4" office:value-type="string" calcext:value-type="string">
            <text:p/>
          </table:table-cell>
        </table:table-row>
        <table:table-row table:style-name="ro4">
          <table:covered-table-cell/>
          <table:table-cell office:value-type="string" calcext:value-type="string">
            <text:p><text:a xlink:href="https://en.wikipedia.org/wiki/Doug_Williams_(quarterback)" xlink:type="simple">Doug Williams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71" calcext:value-type="float">
            <text:p>0.571</text:p>
          </table:table-cell>
          <table:table-cell office:value-type="string" calcext:value-type="string">
            <text:p>Buccaneers (1–3)Redskins ^ (3–0)</text:p>
          </table:table-cell>
          <table:table-cell table:style-name="ce2" office:value-type="float" office:value="1987" calcext:value-type="float">
            <text:p>1987</text:p>
          </table:table-cell>
          <table:table-cell office:value-type="string" calcext:value-type="string">
            <text:p><text:a xlink:href="https://en.wikipedia.org/wiki/List_of_National_Football_League_quarterback_playoff_records#cite_note-40" xlink:type="simple">[40]</text:a></text:p>
          </table:table-cell>
        </table:table-row>
        <table:table-row table:style-name="ro4">
          <table:covered-table-cell/>
          <table:table-cell office:value-type="string" calcext:value-type="string">
            <text:p><text:a xlink:href="https://en.wikipedia.org/wiki/Brad_Johnson_(American_football)" xlink:type="simple">Brad Johnson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71" calcext:value-type="float">
            <text:p>0.571</text:p>
          </table:table-cell>
          <table:table-cell office:value-type="string" calcext:value-type="string">
            <text:p>Vikings (0–1)</text:p>
            <text:p>Redskins (1–1)Buccaneers ^ (3–1)</text:p>
          </table:table-cell>
          <table:table-cell table:style-name="ce2" office:value-type="float" office:value="2002" calcext:value-type="float">
            <text:p>2002</text:p>
          </table:table-cell>
          <table:table-cell office:value-type="string" calcext:value-type="string">
            <text:p><text:a xlink:href="https://en.wikipedia.org/wiki/List_of_National_Football_League_quarterback_playoff_records#cite_note-41" xlink:type="simple">[41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Rich_Gannon" xlink:type="simple">Rich Gannon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71" calcext:value-type="float">
            <text:p>0.571</text:p>
          </table:table-cell>
          <table:table-cell office:value-type="string" calcext:value-type="string">
            <text:p>Raider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covered-table-cell/>
          <table:table-cell table:style-name="ce3" office:value-type="string" calcext:value-type="string">
            <text:p><text:a xlink:href="https://en.wikipedia.org/wiki/Matthew_Stafford" xlink:type="simple">Matthew Stafford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71" calcext:value-type="float">
            <text:p>0.571</text:p>
          </table:table-cell>
          <table:table-cell office:value-type="string" calcext:value-type="string">
            <text:p>Lions (0–3)Rams ^ (4–0)</text:p>
          </table:table-cell>
          <table:table-cell table:style-name="ce2" office:value-type="float" office:value="2021" calcext:value-type="float">
            <text:p>2021</text:p>
          </table:table-cell>
          <table:table-cell office:value-type="string" calcext:value-type="string">
            <text:p><text:a xlink:href="https://en.wikipedia.org/wiki/List_of_National_Football_League_quarterback_playoff_records#cite_note-42" xlink:type="simple">[42]</text:a></text:p>
          </table:table-cell>
        </table:table-row>
        <table:table-row table:style-name="ro2">
          <table:table-cell table:style-name="ce2" office:value-type="float" office:value="51" calcext:value-type="float" table:number-columns-spanned="1" table:number-rows-spanned="2">
            <text:p>51</text:p>
          </table:table-cell>
          <table:table-cell office:value-type="string" calcext:value-type="string">
            <text:p><text:a xlink:href="https://en.wikipedia.org/wiki/Ron_Jaworski" xlink:type="simple">Ron Jaworski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ams (1–0)</text:p>
            <text:p>Eagles (3–4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43" xlink:type="simple">[43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Andrew_Luck" xlink:type="simple">Andrew Luck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l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44" xlink:type="simple">[44]</text:a></text:p>
          </table:table-cell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<text:a xlink:href="https://en.wikipedia.org/wiki/Daryle_Lamonica" xlink:type="simple">Daryle Lamonica</text:a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Raiders ^</text:p>
          </table:table-cell>
          <table:table-cell table:style-name="ce2" office:value-type="string" calcext:value-type="string">
            <text:p>AFL 1967</text:p>
          </table:table-cell>
          <table:table-cell table:style-name="ce4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<text:a xlink:href="https://en.wikipedia.org/wiki/Matt_Ryan_(American_football)" xlink:type="simple">Matt Ryan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Falco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45" xlink:type="simple">[45]</text:a></text:p>
          </table:table-cell>
        </table:table-row>
        <table:table-row table:style-name="ro2">
          <table:table-cell table:style-name="ce2" office:value-type="float" office:value="55" calcext:value-type="float" table:number-columns-spanned="1" table:number-rows-spanned="5">
            <text:p>55</text:p>
          </table:table-cell>
          <table:table-cell office:value-type="string" calcext:value-type="string">
            <text:p><text:a xlink:href="https://en.wikipedia.org/wiki/Tommy_Thompson_(quarterback)" xlink:type="simple">Tommy Thompson</text:a>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gles**</text:p>
          </table:table-cell>
          <table:table-cell table:style-name="ce2" office:value-type="string" calcext:value-type="string">
            <text:p>1948, 1949</text:p>
          </table:table-cell>
          <table:table-cell office:value-type="string" calcext:value-type="string">
            <text:p><text:a xlink:href="https://en.wikipedia.org/wiki/List_of_National_Football_League_quarterback_playoff_records#cite_note-46" xlink:type="simple">[46]</text:a></text:p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Bobby_Layne" xlink:type="simple">Bobby Layne</text:a>†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Lions**</text:p>
          </table:table-cell>
          <table:table-cell table:style-name="ce2" office:value-type="string" calcext:value-type="string">
            <text:p>1952, 1953</text:p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 table:number-columns-spanned="1" table:number-rows-spanned="2">
            <text:p><text:a xlink:href="https://en.wikipedia.org/wiki/Tobin_Rote" xlink:type="simple">Tobin Rote</text:a>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0.75" calcext:value-type="float" table:number-columns-spanned="1" table:number-rows-spanned="2">
            <text:p>0.75</text:p>
          </table:table-cell>
          <table:table-cell office:value-type="string" calcext:value-type="string">
            <text:p>Lions** (2–0)</text:p>
          </table:table-cell>
          <table:table-cell table:style-name="ce2" office:value-type="float" office:value="1957" calcext:value-type="float">
            <text:p>1957</text:p>
          </table:table-cell>
          <table:table-cell office:value-type="string" calcext:value-type="string" table:number-columns-spanned="1" table:number-rows-spanned="2">
            <text:p><text:a xlink:href="https://en.wikipedia.org/wiki/List_of_National_Football_League_quarterback_playoff_records#cite_note-47" xlink:type="simple">[47]</text:a></text:p>
          </table:table-cell>
        </table:table-row>
        <table:table-row table:style-name="ro2">
          <table:covered-table-cell/>
          <table:covered-table-cell table:number-columns-repeated="4" table:style-name="Default"/>
          <table:table-cell office:value-type="string" calcext:value-type="string">
            <text:p>Chargers** (1–1)</text:p>
          </table:table-cell>
          <table:table-cell table:style-name="ce2" office:value-type="string" calcext:value-type="string">
            <text:p>AFL 1963</text:p>
          </table:table-cell>
          <table:covered-table-cell table:style-name="Default"/>
        </table:table-row>
        <table:table-row table:style-name="ro3">
          <table:covered-table-cell/>
          <table:table-cell table:style-name="ce3" office:value-type="string" calcext:value-type="string">
            <text:p><text:a xlink:href="https://en.wikipedia.org/wiki/Joe_Burrow" xlink:type="simple">Joe Burrow</text:a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engal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Burrow_stats-48" xlink:type="simple">[48]</text:a></text:p>
          </table:table-cell>
        </table:table-row>
        <table:table-row table:style-name="ro3">
          <table:table-cell table:style-name="ce2" office:value-type="float" office:value="59" calcext:value-type="float" table:number-columns-spanned="1" table:number-rows-spanned="6">
            <text:p>59</text:p>
          </table:table-cell>
          <table:table-cell office:value-type="string" calcext:value-type="string">
            <text:p><text:a xlink:href="https://en.wikipedia.org/wiki/Dan_Pastorini" xlink:type="simple">Dan Pastorini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Oiler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David_Woodley" xlink:type="simple">David Woodley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Dolphin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Boomer_Esiason" xlink:type="simple">Boomer Esiason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ngal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49" xlink:type="simple">[49]</text:a></text:p>
          </table:table-cell>
        </table:table-row>
        <table:table-row table:style-name="ro1">
          <table:covered-table-cell/>
          <table:table-cell office:value-type="string" calcext:value-type="string">
            <text:p><text:a xlink:href="https://en.wikipedia.org/wiki/Jay_Schroeder" xlink:type="simple">Jay Schroeder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Redskins (2–1)</text:p>
            <text:p>Raiders (1–1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50" xlink:type="simple">[50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Tony_Eason" xlink:type="simple">Tony Eason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atrio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51" xlink:type="simple">[51]</text:a></text:p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Mike_Tomczak" xlink:type="simple">Mike Tomczak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ars (2–1)</text:p>
            <text:p>Steelers (1–1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52" xlink:type="simple">[52]</text:a></text:p>
          </table:table-cell>
        </table:table-row>
        <table:table-row table:style-name="ro2">
          <table:table-cell table:style-name="ce2" office:value-type="float" office:value="65" calcext:value-type="float" table:number-columns-spanned="1" table:number-rows-spanned="6">
            <text:p>65</text:p>
          </table:table-cell>
          <table:table-cell office:value-type="string" calcext:value-type="string">
            <text:p><text:a xlink:href="https://en.wikipedia.org/wiki/Sammy_Baugh" xlink:type="simple">Sammy Baugh</text:a> *†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dskins**</text:p>
          </table:table-cell>
          <table:table-cell table:style-name="ce2" office:value-type="string" calcext:value-type="string">
            <text:p>1937, 1942</text:p>
          </table:table-cell>
          <table:table-cell office:value-type="string" calcext:value-type="string">
            <text:p><text:a xlink:href="https://en.wikipedia.org/wiki/List_of_National_Football_League_quarterback_playoff_records#cite_note-53" xlink:type="simple">[53]</text:a></text:p>
          </table:table-cell>
        </table:table-row>
        <table:table-row table:style-name="ro1">
          <table:covered-table-cell/>
          <table:table-cell office:value-type="string" calcext:value-type="string">
            <text:p><text:a xlink:href="https://en.wikipedia.org/wiki/Jim_McMahon" xlink:type="simple">Jim McMahon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ars ^ (3–2)Vikings (0–1)</text:p>
          </table:table-cell>
          <table:table-cell table:style-name="ce2" office:value-type="float" office:value="1985" calcext:value-type="float">
            <text:p>1985</text:p>
          </table:table-cell>
          <table:table-cell office:value-type="string" calcext:value-type="string">
            <text:p><text:a xlink:href="https://en.wikipedia.org/wiki/List_of_National_Football_League_quarterback_playoff_records#cite_note-54" xlink:type="simple">[54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Vince_Ferragamo" xlink:type="simple">Vince Ferragamo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55" xlink:type="simple">[55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Stan_Humphries" xlink:type="simple">Stan Humphries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Drew_Bledsoe" xlink:type="simple">Drew Bledsoe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atriot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table:style-name="ce3" office:value-type="string" calcext:value-type="string">
            <text:p><text:a xlink:href="https://en.wikipedia.org/wiki/Josh_Allen_(quarterback)" xlink:type="simple">Josh Allen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ill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56" xlink:type="simple">[56]</text:a></text:p>
          </table:table-cell>
        </table:table-row>
        <table:table-row table:style-name="ro3">
          <table:table-cell table:style-name="ce2" office:value-type="float" office:value="71" calcext:value-type="float" table:number-columns-spanned="1" table:number-rows-spanned="5">
            <text:p>71</text:p>
          </table:table-cell>
          <table:table-cell office:value-type="string" calcext:value-type="string">
            <text:p><text:a xlink:href="https://en.wikipedia.org/wiki/Dan_Fouts" xlink:type="simple">Dan Fouts</text:a>†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57" xlink:type="simple">[57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Bernie_Kosar" xlink:type="simple">Bernie Kosar</text:a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58" xlink:type="simple">[58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Neil_O%27Donnell" xlink:type="simple">Neil O'Donnell</text:a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Steeler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covered-table-cell/>
          <table:table-cell office:value-type="string" calcext:value-type="string">
            <text:p><text:a xlink:href="https://en.wikipedia.org/wiki/Kerry_Collins" xlink:type="simple">Kerry Collins</text:a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Panthers (1–1)</text:p>
            <text:p>Giants (2–2)</text:p>
            <text:p>Titans (0–1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59" xlink:type="simple">[59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Cam_Newton" xlink:type="simple">Cam Newton</text:a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Panthe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60" xlink:type="simple">[60]</text:a></text:p>
          </table:table-cell>
        </table:table-row>
        <table:table-row table:style-name="ro4">
          <table:table-cell table:style-name="ce2" office:value-type="float" office:value="76" calcext:value-type="float" table:number-columns-spanned="1" table:number-rows-spanned="2">
            <text:p>76</text:p>
          </table:table-cell>
          <table:table-cell office:value-type="string" calcext:value-type="string">
            <text:p><text:a xlink:href="https://en.wikipedia.org/wiki/Dave_Krieg" xlink:type="simple">Dave Krieg</text:a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Seahawks (3–4)</text:p>
            <text:p>Chiefs (0–1)</text:p>
            <text:p>Lions (0–1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61" xlink:type="simple">[61]</text:a></text:p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Randall_Cunningham" xlink:type="simple">Randall Cunningham</text:a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Eagles (1–4)</text:p>
            <text:p>Vikings (2–2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62" xlink:type="simple">[62]</text:a></text:p>
          </table:table-cell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<text:a xlink:href="https://en.wikipedia.org/wiki/Warren_Moon" xlink:type="simple">Warren Moon</text:a>†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ilers (3–6)</text:p>
            <text:p>Vikings (0–1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63" xlink:type="simple">[63]</text:a></text:p>
          </table:table-cell>
        </table:table-row>
        <table:table-row table:style-name="ro3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<text:a xlink:href="https://en.wikipedia.org/wiki/Frank_Reich" xlink:type="simple">Frank Reich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s</text:p>
          </table:table-cell>
          <table:table-cell/>
          <table:table-cell table:style-name="ce4"/>
        </table:table-row>
        <table:table-row table:style-name="ro2">
          <table:table-cell table:style-name="ce2" office:value-type="float" office:value="80" calcext:value-type="float" table:number-columns-spanned="1" table:number-rows-spanned="5">
            <text:p>80</text:p>
          </table:table-cell>
          <table:table-cell office:value-type="string" calcext:value-type="string">
            <text:p><text:a xlink:href="https://en.wikipedia.org/wiki/George_Blanda" xlink:type="simple">George Blanda</text:a>†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Oilers ^</text:p>
          </table:table-cell>
          <table:table-cell table:style-name="ce2" office:value-type="string" calcext:value-type="string">
            <text:p>AFL 1960, 1961</text:p>
          </table:table-cell>
          <table:table-cell office:value-type="string" calcext:value-type="string">
            <text:p><text:a xlink:href="https://en.wikipedia.org/wiki/List_of_National_Football_League_quarterback_playoff_records#cite_note-64" xlink:type="simple">[64]</text:a><text:a xlink:href="https://en.wikipedia.org/wiki/List_of_National_Football_League_quarterback_playoff_records#cite_note-65" xlink:type="simple">[65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Don_Heinrich" xlink:type="simple">Don Heinrich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Giants ^</text:p>
          </table:table-cell>
          <table:table-cell table:style-name="ce2" office:value-type="float" office:value="1956" calcext:value-type="float">
            <text:p>1956</text:p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Joe_Namath" xlink:type="simple">Joe Namath</text:a>†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Jets ^</text:p>
          </table:table-cell>
          <table:table-cell table:style-name="ce2" office:value-type="string" calcext:value-type="string">
            <text:p>AFL 1968</text:p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Chris_Chandler_(American_football)" xlink:type="simple">Chris Chandler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Falco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66" xlink:type="simple">[66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Blake_Bortles" xlink:type="simple">Blake Bortles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Jagua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67" xlink:type="simple">[67]</text:a></text:p>
          </table:table-cell>
        </table:table-row>
        <table:table-row table:style-name="ro2">
          <table:table-cell table:style-name="ce2" office:value-type="float" office:value="85" calcext:value-type="float" table:number-columns-spanned="1" table:number-rows-spanned="10">
            <text:p>85</text:p>
          </table:table-cell>
          <table:table-cell office:value-type="string" calcext:value-type="string">
            <text:p><text:a xlink:href="https://en.wikipedia.org/wiki/Ed_Danowski" xlink:type="simple">Ed Danowski</text:a>*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iants ^</text:p>
          </table:table-cell>
          <table:table-cell table:style-name="ce2" office:value-type="string" calcext:value-type="string">
            <text:p>1934, 1938</text:p>
          </table:table-cell>
          <table:table-cell table:style-name="ce4" office:value-type="string" calcext:value-type="string">
            <text:p/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Arnie_Herber" xlink:type="simple">Arnie Herber</text:a> *†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ackers ^ (2–1)Giants (0–1)</text:p>
          </table:table-cell>
          <table:table-cell table:style-name="ce2" office:value-type="string" calcext:value-type="string">
            <text:p>1936, 1939</text:p>
          </table:table-cell>
          <table:table-cell office:value-type="string" calcext:value-type="string">
            <text:p><text:a xlink:href="https://en.wikipedia.org/wiki/List_of_National_Football_League_quarterback_playoff_records#cite_note-68" xlink:type="simple">[68]</text:a><text:a xlink:href="https://en.wikipedia.org/wiki/List_of_National_Football_League_quarterback_playoff_records#cite_note-69" xlink:type="simple">[69]</text:a></text:p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Bob_Waterfield" xlink:type="simple">Bob Waterfield</text:a>*†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ams**</text:p>
          </table:table-cell>
          <table:table-cell table:style-name="ce2" office:value-type="string" calcext:value-type="string">
            <text:p>1945, 1951</text:p>
          </table:table-cell>
          <table:table-cell table:style-name="ce4" office:value-type="string" calcext:value-type="string">
            <text:p/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Norm_Van_Brocklin" xlink:type="simple">Norm Van Brocklin</text:a>†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ams (1–2)</text:p>
            <text:p>Eagles ^ (1–0)</text:p>
          </table:table-cell>
          <table:table-cell table:style-name="ce2" office:value-type="float" office:value="1960" calcext:value-type="float">
            <text:p>1960</text:p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Joe_Kapp" xlink:type="simple">Joe Kapp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ikings ^</text:p>
          </table:table-cell>
          <table:table-cell table:style-name="ce2" office:value-type="float" office:value="1969" calcext:value-type="float">
            <text:p>1969</text:p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Richard_Todd_(American_football)" xlink:type="simple">Richard Todd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Jet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Tommy_Kramer" xlink:type="simple">Tommy Kramer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70" xlink:type="simple">[70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Kordell_Stewart" xlink:type="simple">Kordell Stewart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eeler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Daunte_Culpepper" xlink:type="simple">Daunte Culpepper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71" xlink:type="simple">[71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Rex_Grossman" xlink:type="simple">Rex Grossman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ars</text:p>
          </table:table-cell>
          <table:table-cell/>
          <table:table-cell table:style-name="ce4"/>
        </table:table-row>
        <table:table-row table:style-name="ro3">
          <table:table-cell table:style-name="ce2" office:value-type="float" office:value="95" calcext:value-type="float" table:number-columns-spanned="1" table:number-rows-spanned="10">
            <text:p>95</text:p>
          </table:table-cell>
          <table:table-cell office:value-type="string" calcext:value-type="string">
            <text:p><text:a xlink:href="https://en.wikipedia.org/wiki/John_Brodie" xlink:type="simple">John Brodie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49er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Bill_Nelsen" xlink:type="simple">Bill Nelsen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row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72" xlink:type="simple">[72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Pat_Haden" xlink:type="simple">Pat Haden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Wade_Wilson_(American_football)" xlink:type="simple">Wade Wilson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73" xlink:type="simple">[73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Jim_Everett" xlink:type="simple">Jim Everett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Jim_Harbaugh" xlink:type="simple">Jim Harbaugh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ears (0–1)</text:p>
            <text:p>Colts (2–2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74" xlink:type="simple">[74]</text:a></text:p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Vinny_Testaverde" xlink:type="simple">Vinny Testaverde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rowns (1–1)</text:p>
            <text:p>Jets (1–2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75" xlink:type="simple">[75]</text:a></text:p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Michael_Vick" xlink:type="simple">Michael Vick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Falcons (2–2)</text:p>
            <text:p>Eagles (0–1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76" xlink:type="simple">[76]</text:a>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<text:a xlink:href="https://en.wikipedia.org/wiki/Jared_Goff" xlink:type="simple">Jared Goff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77" xlink:type="simple">[77]</text:a>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<text:a xlink:href="https://en.wikipedia.org/wiki/Ryan_Tannehill" xlink:type="simple">Ryan Tannehill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ita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78" xlink:type="simple">[78]</text:a></text:p>
          </table:table-cell>
        </table:table-row>
        <table:table-row table:style-name="ro1">
          <table:table-cell table:style-name="ce2" office:value-type="float" office:value="105" calcext:value-type="float" table:number-columns-spanned="1" table:number-rows-spanned="6">
            <text:p>105</text:p>
          </table:table-cell>
          <table:table-cell office:value-type="string" calcext:value-type="string">
            <text:p><text:a xlink:href="https://en.wikipedia.org/wiki/Jack_Kemp" xlink:type="simple">Jack Kemp</text:a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Chargers (0–2)Bills** (2–2)</text:p>
          </table:table-cell>
          <table:table-cell table:style-name="ce2" office:value-type="string" calcext:value-type="string">
            <text:p>AFL 1964, 1965</text:p>
          </table:table-cell>
          <table:table-cell office:value-type="string" calcext:value-type="string">
            <text:p><text:a xlink:href="https://en.wikipedia.org/wiki/List_of_National_Football_League_quarterback_playoff_records#cite_note-79" xlink:type="simple">[79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Ken_Anderson_(quarterback)" xlink:type="simple">Ken Anderson</text:a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Bengal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covered-table-cell/>
          <table:table-cell office:value-type="string" calcext:value-type="string">
            <text:p><text:a xlink:href="https://en.wikipedia.org/wiki/Jake_Plummer" xlink:type="simple">Jake Plummer</text:a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Cardinals (1–1)</text:p>
            <text:p>Broncos (1–3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80" xlink:type="simple">[80]</text:a></text:p>
          </table:table-cell>
        </table:table-row>
        <table:table-row table:style-name="ro4">
          <table:covered-table-cell/>
          <table:table-cell office:value-type="string" calcext:value-type="string">
            <text:p><text:a xlink:href="https://en.wikipedia.org/wiki/Jeff_Garcia" xlink:type="simple">Jeff Garcia</text:a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49ers (1–2)</text:p>
            <text:p>Eagles (1–1)</text:p>
            <text:p>Buccaneers (0–1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81" xlink:type="simple">[81]</text:a></text:p>
          </table:table-cell>
        </table:table-row>
        <table:table-row table:style-name="ro1">
          <table:covered-table-cell/>
          <table:table-cell office:value-type="string" calcext:value-type="string">
            <text:p><text:a xlink:href="https://en.wikipedia.org/wiki/Chad_Pennington" xlink:type="simple">Chad Pennington</text:a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Jets (2–3)</text:p>
            <text:p>Dolphins (0–1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82" xlink:type="simple">[82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Tony_Romo" xlink:type="simple">Tony Romo</text:a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Cowboy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83" xlink:type="simple">[83]</text:a></text:p>
          </table:table-cell>
        </table:table-row>
        <table:table-row table:style-name="ro3">
          <table:table-cell table:style-name="ce2" office:value-type="float" office:value="111" calcext:value-type="float" table:number-columns-spanned="1" table:number-rows-spanned="2">
            <text:p>111</text:p>
          </table:table-cell>
          <table:table-cell office:value-type="string" calcext:value-type="string">
            <text:p><text:a xlink:href="https://en.wikipedia.org/wiki/Billy_Kilmer" xlink:type="simple">Billy Kilmer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Redski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84" xlink:type="simple">[84]</text:a></text:p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Alex_Smith" xlink:type="simple">Alex Smith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49ers (1–1)</text:p>
            <text:p>Chiefs (1–4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85" xlink:type="simple">[85]</text:a></text:p>
          </table:table-cell>
        </table:table-row>
        <table:table-row table:style-name="ro2">
          <table:table-cell table:style-name="ce2" office:value-type="float" office:value="113" calcext:value-type="float" table:number-columns-spanned="1" table:number-rows-spanned="6">
            <text:p>113</text:p>
          </table:table-cell>
          <table:table-cell office:value-type="string" calcext:value-type="string">
            <text:p><text:a xlink:href="https://en.wikipedia.org/wiki/Glenn_Presnell" xlink:type="simple">Glenn Presnell</text:a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ons ^</text:p>
          </table:table-cell>
          <table:table-cell table:style-name="ce2" office:value-type="float" office:value="1935" calcext:value-type="float">
            <text:p>1935</text:p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Irv_Comp" xlink:type="simple">Irv Comp</text:a> 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rs ^</text:p>
          </table:table-cell>
          <table:table-cell table:style-name="ce2" office:value-type="float" office:value="1944" calcext:value-type="float">
            <text:p>1944</text:p>
          </table:table-cell>
          <table:table-cell office:value-type="string" calcext:value-type="string">
            <text:p><text:a xlink:href="https://en.wikipedia.org/wiki/List_of_National_Football_League_quarterback_playoff_records#cite_note-86" xlink:type="simple">[86]</text:a></text:p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Paul_Christman" xlink:type="simple">Paul Christman</text:a> 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inals ^</text:p>
          </table:table-cell>
          <table:table-cell table:style-name="ce2" office:value-type="float" office:value="1947" calcext:value-type="float">
            <text:p>1947</text:p>
          </table:table-cell>
          <table:table-cell office:value-type="string" calcext:value-type="string">
            <text:p><text:a xlink:href="https://en.wikipedia.org/wiki/List_of_National_Football_League_quarterback_playoff_records#cite_note-87" xlink:type="simple">[87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Bill_Wade" xlink:type="simple">Bill Wade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rs ^</text:p>
          </table:table-cell>
          <table:table-cell table:style-name="ce2" office:value-type="float" office:value="1963" calcext:value-type="float">
            <text:p>1963</text:p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Gifford_Nielsen" xlink:type="simple">Gifford Nielsen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iler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John_Wolford" xlink:type="simple">John Wolford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s</text:p>
          </table:table-cell>
          <table:table-cell/>
          <table:table-cell table:style-name="Default"/>
        </table:table-row>
        <table:table-row table:style-name="ro2">
          <table:table-cell table:style-name="ce2" office:value-type="float" office:value="119" calcext:value-type="float" table:number-columns-spanned="1" table:number-rows-spanned="23">
            <text:p>119</text:p>
          </table:table-cell>
          <table:table-cell office:value-type="string" calcext:value-type="string">
            <text:p><text:a xlink:href="https://en.wikipedia.org/wiki/Carl_Brumbaugh" xlink:type="simple">Carl Brumbaugh</text:a>*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ars ^</text:p>
          </table:table-cell>
          <table:table-cell table:style-name="ce2" office:value-type="float" office:value="1933" calcext:value-type="float">
            <text:p>1933</text:p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Babe_Parilli" xlink:type="simple">Babe Parilli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atriot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Lynn_Dickey" xlink:type="simple">Lynn Dickey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acker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Pat_Ryan_(American_football)" xlink:type="simple">Pat Ryan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Jet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Steve_Fuller_(American_football)" xlink:type="simple">Steve Fuller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ar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Mark_Malone" xlink:type="simple">Mark Malone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eele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88" xlink:type="simple">[88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Scott_Brunner" xlink:type="simple">Scott Brunner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iant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Dieter_Brock" xlink:type="simple">Dieter Brock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Bubby_Brister" xlink:type="simple">Bubby Brister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eele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89" xlink:type="simple">[89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Chris_Miller_(quarterback)" xlink:type="simple">Chris Miller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co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90" xlink:type="simple">[90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Steve_Beuerlein" xlink:type="simple">Steve Beuerlein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wboy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Rodney_Peete" xlink:type="simple">Rodney Peete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Tommy_Maddox" xlink:type="simple">Tommy Maddox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eele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91" xlink:type="simple">[91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Aaron_Brooks_(American_football)" xlink:type="simple">Aaron Brooks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i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92" xlink:type="simple">[92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David_Garrard" xlink:type="simple">David Garrard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Jagua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93" xlink:type="simple">[93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Tim_Tebow" xlink:type="simple">Tim Tebow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ronco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94" xlink:type="simple">[94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Jay_Cutler_(American_football)" xlink:type="simple">Jay Cutler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ar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T._J._Yates" xlink:type="simple">T. J. Yates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xa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95" xlink:type="simple">[95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Matt_Schaub" xlink:type="simple">Matt Schaub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xa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96" xlink:type="simple">[96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Brock_Osweiler" xlink:type="simple">Brock Osweiler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xa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97" xlink:type="simple">[97]</text:a>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<text:a xlink:href="https://en.wikipedia.org/wiki/Marcus_Mariota" xlink:type="simple">Marcus Mariota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ita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98" xlink:type="simple">[98]</text:a>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<text:a xlink:href="https://en.wikipedia.org/wiki/Case_Keenum" xlink:type="simple">Case Keenum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99" xlink:type="simple">[99]</text:a>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<text:a xlink:href="https://en.wikipedia.org/wiki/Baker_Mayfield" xlink:type="simple">Baker Mayfield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rowns</text:p>
          </table:table-cell>
          <table:table-cell/>
          <table:table-cell table:style-name="ce4"/>
        </table:table-row>
        <table:table-row table:style-name="ro3">
          <table:table-cell table:style-name="ce2" office:value-type="float" office:value="142" calcext:value-type="float" table:number-columns-spanned="1" table:number-rows-spanned="12">
            <text:p>142</text:p>
          </table:table-cell>
          <table:table-cell office:value-type="string" calcext:value-type="string">
            <text:p><text:a xlink:href="https://en.wikipedia.org/wiki/Frank_Ryan_(American_football)" xlink:type="simple">Frank Ryan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Browns ^</text:p>
          </table:table-cell>
          <table:table-cell table:style-name="ce2" office:value-type="float" office:value="1964" calcext:value-type="float">
            <text:p>1964</text:p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James_Harris_(quarterback)" xlink:type="simple">James Harris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Bob_Lee_(quarterback)" xlink:type="simple">Bob Lee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100" xlink:type="simple">[100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Erik_Kramer" xlink:type="simple">Erik Kramer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Lion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Steve_Walsh_(American_football)" xlink:type="simple">Steve Walsh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Saints (0–1)</text:p>
            <text:p>Bears (1–1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101" xlink:type="simple">[101]</text:a></text:p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Jeff_George" xlink:type="simple">Jeff George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Falcons (0–1)</text:p>
            <text:p>Vikings (1–1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102" xlink:type="simple">[102]</text:a></text:p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Elvis_Grbac" xlink:type="simple">Elvis Grbac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Chiefs (0–1)</text:p>
            <text:p>Ravens (1–1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103" xlink:type="simple">[103]</text:a></text:p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Jay_Fiedler" xlink:type="simple">Jay Fiedler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Dolphin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Shaun_King_(American_football)" xlink:type="simple">Shaun King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Buccaneer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Marc_Bulger" xlink:type="simple">Marc Bulger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104" xlink:type="simple">[104]</text:a>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<text:a xlink:href="https://en.wikipedia.org/wiki/Kirk_Cousins" xlink:type="simple">Kirk Cousins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Redskins (0–1)</text:p>
            <text:p>Vikings (1–1)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table:style-name="ce3" office:value-type="string" calcext:value-type="string">
            <text:p><text:a xlink:href="https://en.wikipedia.org/wiki/Deshaun_Watson" xlink:type="simple">Deshaun Watson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Texa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105" xlink:type="simple">[105]</text:a></text:p>
          </table:table-cell>
        </table:table-row>
        <table:table-row table:style-name="ro3">
          <table:table-cell table:style-name="ce2" office:value-type="float" office:value="154" calcext:value-type="float" table:number-columns-spanned="1" table:number-rows-spanned="7">
            <text:p>154</text:p>
          </table:table-cell>
          <table:table-cell office:value-type="string" calcext:value-type="string">
            <text:p><text:a xlink:href="https://en.wikipedia.org/wiki/Don_Meredith" xlink:type="simple">Don Meredith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wboy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Joe_Ferguson" xlink:type="simple">Joe Ferguson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ill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covered-table-cell/>
          <table:table-cell office:value-type="string" calcext:value-type="string">
            <text:p><text:a xlink:href="https://en.wikipedia.org/wiki/Steve_Bartkowski" xlink:type="simple">Steve Bartkowski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alcons</text:p>
          </table:table-cell>
          <table:table-cell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2">
          <table:covered-table-cell/>
          <table:table-cell office:value-type="string" calcext:value-type="string">
            <text:p><text:a xlink:href="https://en.wikipedia.org/wiki/Steve_DeBerg" xlink:type="simple">Steve DeBerg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roncos (0–1)</text:p>
            <text:p>Chiefs (1–2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106" xlink:type="simple">[106]</text:a></text:p>
          </table:table-cell>
        </table:table-row>
        <table:table-row table:style-name="ro1">
          <table:covered-table-cell/>
          <table:table-cell office:value-type="string" calcext:value-type="string">
            <text:p><text:a xlink:href="https://en.wikipedia.org/wiki/Carson_Palmer" xlink:type="simple">Carson Palmer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ngals (0–2)</text:p>
            <text:p>Cardinals (1–1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107" xlink:type="simple">[107]</text:a>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<text:a xlink:href="https://en.wikipedia.org/wiki/Lamar_Jackson" xlink:type="simple">Lamar Jackson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Rave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108" xlink:type="simple">[108]</text:a>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<text:a xlink:href="https://en.wikipedia.org/wiki/Dak_Prescott" xlink:type="simple">Dak Prescott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wboy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List_of_National_Football_League_quarterback_playoff_records#cite_note-109" xlink:type="simple">[109]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8:29:31.808430682</meta:creation-date>
    <dc:date>2022-12-13T18:29:57.040516572</dc:date>
    <meta:editing-duration>PT25S</meta:editing-duration>
    <meta:editing-cycles>1</meta:editing-cycles>
    <meta:document-statistic meta:table-count="1" meta:cell-count="1170" meta:object-count="0"/>
    <meta:generator>LibreOffice/7.3.7.2$Linux_X86_64 LibreOffice_project/30$Build-2</meta:generator>
  </office:meta>
</office:document-meta>
</file>